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14pt" style:text-underline-style="none" style:font-size-asian="14pt" style:font-size-complex="14pt"/>
    </style:style>
    <style:style style:name="P5" style:family="paragraph" style:parent-style-name="Standard">
      <style:text-properties fo:font-size="14pt" style:text-underline-style="none" fo:font-weight="normal" style:font-size-asian="14pt" style:font-weight-asian="normal" style:font-size-complex="14pt" style:font-weight-complex="normal"/>
    </style:style>
    <style:style style:name="P6" style:family="paragraph" style:parent-style-name="Standard">
      <style:text-properties fo:color="#800000"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D Eco :</text:p>
      <text:p text:style-name="P1"/>
      <text:p text:style-name="P2">Activité 1</text:p>
      <text:p text:style-name="P1"/>
      <text:p text:style-name="P1">Question 5 :</text:p>
      <text:p text:style-name="P1"/>
      <text:p text:style-name="P4">Doc 5 → Fonction d'allocation car l'Etat développe un bien public dans l'intérêt général, c-a-d accueillir et former tt les jeunes, et faire des externalités positives.</text:p>
      <text:p text:style-name="P4"/>
      <text:p text:style-name="P4">Doc 6 → Fonction de redistribution car l'aide attribuée à Sophie est financé en partie par des impôts et des cotisations sociales</text:p>
      <text:p text:style-name="P4"/>
      <text:p text:style-name="P4">Doc 7 → Fonction de régulation, l'Etat cherche à relancer l'économie afin de la stabiliser et réguler l'inflation qui est loin de l'objectif officiel</text:p>
      <text:p text:style-name="P4"/>
      <text:p text:style-name="P1">Question 6 :</text:p>
      <text:p text:style-name="P1"/>
      <text:p text:style-name="P4">Car c'est un bien public d'intérêt général qui ne peut pas être pris en charge par l'initiative privée et car c'est aussi le rôle de l'Etat de faire en sorte que tout le monde puisse avoir accès à l'éducation</text:p>
      <text:p text:style-name="P4"/>
      <text:p text:style-name="P2">Activité 2 :</text:p>
      <text:p text:style-name="P2"/>
      <text:p text:style-name="P3">Question 1 :</text:p>
      <text:p text:style-name="P3"/>
      <text:p text:style-name="P5">Les finalités de la politique économique mises en évidence par le carré magique sont : une croissance élevée, un taux de chômage faible, l'équilibre extérieur de la balance commerciale et la stabilité des prix. </text:p>
      <text:p text:style-name="P5"/>
      <text:p text:style-name="P3">Question 2 :</text:p>
      <text:p text:style-name="P3"/>
      <text:p text:style-name="P5">« Le parcours emploi-compétences », va permettre d'accompagner les personnes éloignées du monde du travail donc augmenter le nombre d'emplois et diminuer le taux de chômage. A aussi un impact sur la croissance car si les gens ne sont pas au chômage, ils ont plus de revenus donc consomme plus.</text:p>
      <text:p text:style-name="P5"/>
      <text:p text:style-name="P5">« La revalorisation du SMIC au 1er janvier 2020 », permet d'assurer une certaine stabilité selon le taux d'inflation, les gens auront plus d'argent et donc consommeront plus</text:p>
      <text:p text:style-name="P5"/>
      <text:p text:style-name="P5">« L'assurance export de Bpifrance » elle permet de maintenir l'équilibre extérieur de la balance commerciale en protégeant les entreprises françaises contre les risques liés à leur développement et en facilitant l'exportation</text:p>
      <text:p text:style-name="P5"/>
      <text:p text:style-name="P5"/>
      <text:p text:style-name="P5"><text:soft-page-break/></text:p>
      <text:p text:style-name="P2">Activité 3 :</text:p>
      <text:p text:style-name="P2"/>
      <text:p text:style-name="P3">Question 1 :</text:p>
      <text:p text:style-name="P3"/>
      <text:p text:style-name="P5">VA = 10000 – 5200 = 4800 €</text:p>
      <text:p text:style-name="P5"/>
      <text:p text:style-name="P3">Question 2 :</text:p>
      <text:p text:style-name="P3"/>
      <text:p text:style-name="P5">Il représente seulement la mesure du niveau de vie du pays mais pas sa qualité de vie.</text:p>
      <text:p text:style-name="P5">Il indique que la valeur des échanges économiques, c'est indicateur quantitatif. Il ne prend pas en compte le travail non rémunéré, le bénévolat ou le travail « au noir » par exemple.</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2-02-03T08:16:37</meta:creation-date>
    <meta:document-statistic meta:table-count="0" meta:image-count="0" meta:object-count="0" meta:page-count="2" meta:paragraph-count="21" meta:word-count="341" meta:character-count="1965"/>
    <dc:date>2022-02-03T09:48:58</dc:date>
    <dc:creator>Jordan </dc:creator>
    <meta:editing-duration>PT1M30S</meta:editing-duration>
    <meta:editing-cycles>1</meta:editing-cycles>
    <meta:generator>OpenOffice/4.1.7$Unix OpenOffice.org_project/417m1$Build-9800</meta:generator>
  </office:meta>
</office:document-meta>
</file>